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friends_of_human;</text:p>
      <text:p text:style-name="Standard"/>
      <text:p text:style-name="Standard">USE friends_of_human;</text:p>
      <text:p text:style-name="Standard"/>
      <text:p text:style-name="Standard">CREATE TABLE pets (</text:p>
      <text:p text:style-name="Standard"><text:tab/>id SERIAL PRIMARY KEY,</text:p>
      <text:p text:style-name="Standard"><text:s text:c="4"/>classname VARCHAR(100) <text:s text:c="3"/></text:p>
      <text:p text:style-name="Standard">);</text:p>
      <text:p text:style-name="Standard"/>
      <text:p text:style-name="Standard">CREATE TABLE pack_animals (</text:p>
      <text:p text:style-name="Standard"><text:tab/>id SERIAL PRIMARY KEY,</text:p>
      <text:p text:style-name="Standard"><text:s text:c="4"/>classname VARCHAR(100) <text:s text:c="3"/></text:p>
      <text:p text:style-name="Standard">);</text:p>
      <text:p text:style-name="Standard"/>
      <text:p text:style-name="Standard">CREATE TABLE dogs (</text:p>
      <text:p text:style-name="Standard"><text:tab/>id SERIAL PRIMARY KEY,</text:p>
      <text:p text:style-name="Standard">pets_id BIGINT UNSIGNED NOT NULL,</text:p>
      <text:p text:style-name="Standard"><text:s text:c="4"/>name VARCHAR(100),</text:p>
      <text:p text:style-name="Standard">FOREIGN KEY (pets_id) REFERENCES pets(id) ON UPDATE CASCADE ON DELETE CASCADE <text:s text:c="2"/></text:p>
      <text:p text:style-name="Standard">);</text:p>
      <text:p text:style-name="Standard"/>
      <text:p text:style-name="Standard"/>
      <text:p text:style-name="Standard">CREATE TABLE cats (</text:p>
      <text:p text:style-name="Standard"><text:tab/>id SERIAL PRIMARY KEY,</text:p>
      <text:p text:style-name="Standard">pets_id BIGINT UNSIGNED NOT NULL,</text:p>
      <text:p text:style-name="Standard"><text:s text:c="4"/>name VARCHAR(100),</text:p>
      <text:p text:style-name="Standard">FOREIGN KEY (pets_id) REFERENCES pets(id) ON UPDATE CASCADE ON DELETE CASCADE <text:s text:c="2"/></text:p>
      <text:p text:style-name="Standard">);</text:p>
      <text:p text:style-name="Standard"/>
      <text:p text:style-name="Standard">CREATE TABLE hamsters (</text:p>
      <text:p text:style-name="Standard"><text:tab/>id SERIAL PRIMARY KEY,</text:p>
      <text:p text:style-name="Standard">pets_id BIGINT UNSIGNED NOT NULL,</text:p>
      <text:p text:style-name="Standard"><text:s text:c="4"/>name VARCHAR(100),</text:p>
      <text:p text:style-name="Standard">FOREIGN KEY (pets_id) REFERENCES pets(id) ON UPDATE CASCADE ON DELETE CASCADE <text:s text:c="2"/></text:p>
      <text:p text:style-name="Standard">);</text:p>
      <text:p text:style-name="Standard"/>
      <text:p text:style-name="Standard">CREATE TABLE horses (</text:p>
      <text:p text:style-name="Standard"><text:tab/>id SERIAL PRIMARY KEY,</text:p>
      <text:p text:style-name="Standard">pack_animals_id BIGINT UNSIGNED NOT NULL,</text:p>
      <text:p text:style-name="Standard"><text:s text:c="4"/>name VARCHAR(100),</text:p>
      <text:p text:style-name="Standard">FOREIGN KEY (pack_animals_id) REFERENCES pack_animals(id) ON UPDATE CASCADE ON DELETE CASCADE <text:s text:c="2"/></text:p>
      <text:p text:style-name="Standard">);</text:p>
      <text:p text:style-name="Standard"/>
      <text:p text:style-name="Standard">CREATE TABLE camels (</text:p>
      <text:p text:style-name="Standard"><text:tab/>id SERIAL PRIMARY KEY,</text:p>
      <text:p text:style-name="Standard">pack_animals_id BIGINT UNSIGNED NOT NULL,</text:p>
      <text:p text:style-name="Standard"><text:s text:c="4"/>name VARCHAR(100),</text:p>
      <text:p text:style-name="Standard"><text:soft-page-break/>FOREIGN KEY (pack_animals_id) REFERENCES pack_animals(id) ON UPDATE CASCADE ON DELETE CASCADE <text:s text:c="2"/></text:p>
      <text:p text:style-name="Standard">);</text:p>
      <text:p text:style-name="Standard"/>
      <text:p text:style-name="Standard">CREATE TABLE donkeys (</text:p>
      <text:p text:style-name="Standard"><text:tab/>id SERIAL PRIMARY KEY,</text:p>
      <text:p text:style-name="Standard">pack_animals_id BIGINT UNSIGNED NOT NULL,</text:p>
      <text:p text:style-name="Standard"><text:s text:c="4"/>name VARCHAR(100),</text:p>
      <text:p text:style-name="Standard">FOREIGN KEY (pack_animals_id) REFERENCES pack_animals(id) ON UPDATE CASCADE ON DELETE CASCADE <text:s text:c="2"/></text:p>
      <text:p text:style-name="Standard">);</text:p>
      <text:p text:style-name="Standard"/>
      <text:p text:style-name="Standard">dogs</text:p>
      <text:p text:style-name="Standard">ALTER TABLE dogs ADD COLUMN command TEXT;</text:p>
      <text:p text:style-name="Standard">ALTER TABLE dogs ADD COLUMN birthday DATE;</text:p>
      <text:p text:style-name="Standard"/>
      <text:p text:style-name="Standard">ALTER TABLE cats ADD COLUMN command TEXT;</text:p>
      <text:p text:style-name="Standard">ALTER TABLE cats ADD COLUMN birthday DATE;</text:p>
      <text:p text:style-name="Standard"/>
      <text:p text:style-name="Standard">ALTER TABLE hamsters ADD COLUMN command TEXT;</text:p>
      <text:p text:style-name="Standard">ALTER TABLE hamsters ADD COLUMN birthday DATE;</text:p>
      <text:p text:style-name="Standard"/>
      <text:p text:style-name="Standard">ALTER TABLE horses ADD COLUMN command TEXT;</text:p>
      <text:p text:style-name="Standard">ALTER TABLE horses ADD COLUMN birthday DATE;</text:p>
      <text:p text:style-name="Standard"/>
      <text:p text:style-name="Standard">ALTER TABLE camels ADD COLUMN command TEXT;</text:p>
      <text:p text:style-name="Standard">ALTER TABLE camels ADD COLUMN birthday DATE;</text:p>
      <text:p text:style-name="Standard"/>
      <text:p text:style-name="Standard">ALTER TABLE donkeys ADD COLUMN command TEXT;</text:p>
      <text:p text:style-name="Standard">ALTER TABLE donkeys ADD COLUMN birthday DATE;</text:p>
      <text:p text:style-name="Standard"/>
      <text:p text:style-name="Standard">INSERT INTO pets (classname) </text:p>
      <text:p text:style-name="Standard">VALUES ('dogs'),</text:p>
      <text:p text:style-name="Standard">('cats'),</text:p>
      <text:p text:style-name="Standard">('hamsters');</text:p>
      <text:p text:style-name="Standard"/>
      <text:p text:style-name="Standard">INSERT INTO pack_animals (classname) </text:p>
      <text:p text:style-name="Standard">VALUES ('horses'),</text:p>
      <text:p text:style-name="Standard">('camels'),</text:p>
      <text:p text:style-name="Standard">('donkeys');</text:p>
      <text:p text:style-name="Standard"/>
      <text:p text:style-name="Standard"/>
      <text:p text:style-name="Standard">INSERT INTO dogs (pets_id, name, command, birthday) </text:p>
      <text:p text:style-name="Standard">VALUES (1, 'Bim', 'throw', '1998-02-03'),</text:p>
      <text:p text:style-name="Standard">(1, 'Ruby', 'catch','2002-02-03' ),</text:p>
      <text:p text:style-name="Standard">(1, 'Black','play','1998-10-22');</text:p>
      <text:p text:style-name="Standard"/>
      <text:p text:style-name="Standard">INSERT INTO cats (pets_id, name, command, birthday) </text:p>
      <text:p text:style-name="Standard">VALUES (2, 'Bim', 'throw', '1998-02-03'),</text:p>
      <text:p text:style-name="Standard">(2, 'Ruby', 'catch','2002-02-03' ),</text:p>
      <text:p text:style-name="Standard">(2, 'Black','play','1998-10-22');</text:p>
      <text:p text:style-name="Standard"/>
      <text:p text:style-name="Standard"><text:soft-page-break/>INSERT INTO hamsters (pets_id, name, command, birthday) </text:p>
      <text:p text:style-name="Standard">VALUES (3, 'Bim', 'throw', '1998-02-03'),</text:p>
      <text:p text:style-name="Standard">(3, 'Ruby', 'catch','2002-02-03' ),</text:p>
      <text:p text:style-name="Standard">(3, 'Black','play','1999-10-22');</text:p>
      <text:p text:style-name="Standard"/>
      <text:p text:style-name="Standard">INSERT INTO horses (pack_animals_id, name, command, birthday) </text:p>
      <text:p text:style-name="Standard">VALUES (1, 'Bim', 'cart', '1998-02-03'),</text:p>
      <text:p text:style-name="Standard">(1, 'Ruby', 'eat','2002-02-03' ),</text:p>
      <text:p text:style-name="Standard">(1, 'Black','play','1998-10-22');</text:p>
      <text:p text:style-name="Standard"/>
      <text:p text:style-name="Standard">INSERT INTO camels (pack_animals_id, name, command, birthday) </text:p>
      <text:p text:style-name="Standard">VALUES (2, 'Bim', 'cart', '1998-02-03'),</text:p>
      <text:p text:style-name="Standard">(2, 'Ruby', 'eat','2002-02-03' ),</text:p>
      <text:p text:style-name="Standard">(2, 'Black','play','1998-10-22');</text:p>
      <text:p text:style-name="Standard"/>
      <text:p text:style-name="Standard">INSERT INTO donkeys (pack_animals_id, name, command, birthday) </text:p>
      <text:p text:style-name="Standard">VALUES (3, 'Bim', 'cart', '1998-02-03'),</text:p>
      <text:p text:style-name="Standard">(3, 'Ruby', 'eat','2002-02-03' ),</text:p>
      <text:p text:style-name="Standard">(3, 'Black','play','1999-10-22');</text:p>
      <text:p text:style-name="Standard"/>
      <text:p text:style-name="Standard">DROP TABLE camels;</text:p>
      <text:p text:style-name="Standard"/>
      <text:p text:style-name="Standard"/>
      <text:p text:style-name="Standard">SELECT * FROM horses</text:p>
      <text:p text:style-name="Standard">UNION <text:s/></text:p>
      <text:p text:style-name="Standard">SELECT * FROM donkeys;</text:p>
      <text:p text:style-name="Standard"/>
      <text:p text:style-name="Standard">CREATE VIEW horses_donkeys</text:p>
      <text:p text:style-name="Standard">AS</text:p>
      <text:p text:style-name="Standard">SELECT * FROM horses</text:p>
      <text:p text:style-name="Standard">UNION <text:s/></text:p>
      <text:p text:style-name="Standard">SELECT * FROM donkeys;</text:p>
      <text:p text:style-name="Standard"/>
      <text:p text:style-name="Standard"/>
      <text:p text:style-name="Standard"/>
      <text:p text:style-name="Standard">INSERT INTO donkeys (pack_animals_id, name, command, birthday) </text:p>
      <text:p text:style-name="Standard">VALUES (3, 'Bim', 'cart', '2022-01-19'),</text:p>
      <text:p text:style-name="Standard">(3, 'Ruby', 'eat','2020-01-20' ),</text:p>
      <text:p text:style-name="Standard">(3, 'Black','play','2020-01-21');</text:p>
      <text:p text:style-name="Standard"/>
      <text:p text:style-name="Standard"/>
      <text:p text:style-name="Standard">CREATE VIEW animals_view</text:p>
      <text:p text:style-name="Standard">AS</text:p>
      <text:p text:style-name="Standard">SELECT * FROM dogs</text:p>
      <text:p text:style-name="Standard">UNION <text:s/></text:p>
      <text:p text:style-name="Standard">SELECT * FROM cats</text:p>
      <text:p text:style-name="Standard">UNION </text:p>
      <text:p text:style-name="Standard">SELECT * FROM hamsters</text:p>
      <text:p text:style-name="Standard">UNION</text:p>
      <text:p text:style-name="Standard">SELECT * FROM horses_donkeys;</text:p>
      <text:p text:style-name="Standard"/>
      <text:p text:style-name="Standard">CREATE VIEW young_animals</text:p>
      <text:p text:style-name="Standard"><text:soft-page-break/>AS</text:p>
      <text:p text:style-name="Standard">SELECT name, birthday, TIMESTAMPDIFF(MONTH, birthday, NOW()) AS age_month</text:p>
      <text:p text:style-name="Standard">FROM animals_view</text:p>
      <text:p text:style-name="Standard">WHERE TIMESTAMPDIFF(MONTH, birthday, NOW()) BETWEEN 12 AND 36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0T02:19:40.311670731</meta:creation-date>
    <dc:date>2023-01-20T02:21:18.006186090</dc:date>
    <meta:editing-duration>PT1M39S</meta:editing-duration>
    <meta:editing-cycles>1</meta:editing-cycles>
    <meta:document-statistic meta:table-count="0" meta:image-count="0" meta:object-count="0" meta:page-count="4" meta:paragraph-count="118" meta:word-count="486" meta:character-count="3651" meta:non-whitespace-character-count="3201"/>
    <meta:generator>LibreOffice/6.4.7.2$Linux_X86_64 LibreOffice_project/40$Build-2</meta:generator>
  </office:meta>
</office:document-meta>
</file>